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711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table:number-columns-repeated="3"/>
          <table:table-cell table:style-name="ce7" office:value-type="string" calcext:value-type="string">
            <text:p>Training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Password icon (design) not show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Add batch </text:p>
          </table:table-cell>
          <table:table-cell office:value-type="string" calcext:value-type="string">
            <text:p>Without batch id&gt;all details are fill&gt;accept all details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Manage Profile</text:p>
          </table:table-cell>
          <table:table-cell office:value-type="string" calcext:value-type="string">
            <text:p>Name and Email &gt; not Show place holder text</text:p>
            <text:p><text:span text:style-name="T1">This page alignments</text:span> not proper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Login title &gt;place holder text not show </text:p>
            <text:p><text:span text:style-name="T1">And alignments</text:span> not proper </text:p>
          </table:table-cell>
          <table:table-cell office:value-type="string" calcext:value-type="string">
            <text:p>Tr1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rganization name &gt;accept special character </text:p>
            <text:p>And more than 25 character accept </text:p>
            <text:p>Phone nunber&gt;accepet 8 digit and </text:p>
            <text:p>more then 8 digit length</text:p>
            <text:p/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date of format&gt; not mantion any date and </text:p>
            <text:p>Also not enter any date</text:p>
          </table:table-cell>
          <table:table-cell office:value-type="string" calcext:value-type="string">
            <text:p>Tr2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ogin logo</text:p>
          </table:table-cell>
          <table:table-cell office:value-type="string" calcext:value-type="string">
            <text:p>Without login logo &gt;accept all details &gt;not show</text:p>
            <text:p>Any validation after submit button </text:p>
            <text:p>Without login Title &gt;accept all details &gt;not show </text:p>
            <text:p>Validation in login title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aining (Dashboard page)</text:p>
          </table:table-cell>
          <table:table-cell office:value-type="string" calcext:value-type="string">
            <text:p>In dashboard page&gt;not show Sale today number and</text:p>
            <text:p>Not show sale today student numbers </text:p>
            <text:p/>
            <text:p>Not write student today in See all student </text:p>
            <text:p/>
            <text:p/>
          </table:table-cell>
          <table:table-cell office:value-type="string" calcext:value-type="string">
            <text:p>Tr3.png 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aining (Dashboard page)</text:p>
          </table:table-cell>
          <table:table-cell office:value-type="string" calcext:value-type="string">
            <text:p>In Dashboard page&gt;Statics colur and character not proper</text:p>
            <text:p>Aliments are not proper and notice board box is not proper way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aining (Dashboard page)</text:p>
          </table:table-cell>
          <table:table-cell office:value-type="string" calcext:value-type="string">
            <text:p>In Event calender&gt; today t is not capital </text:p>
            <text:p>And month title&gt; November,octomber &gt;not in dark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aining (Dashboard page)</text:p>
          </table:table-cell>
          <table:table-cell office:value-type="string" calcext:value-type="string">
            <text:p>In dashboard page&gt;click batch box&gt;batches Spelling not same</text:p>
            <text:p>Same also Students,instructors box&gt;click boxes </text:p>
            <text:p>And enter box specling not same dashborard </text:p>
          </table:table-cell>
          <table:table-cell office:value-type="string" calcext:value-type="string">
            <text:p>Tr4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ll Courses</text:p>
          </table:table-cell>
          <table:table-cell office:value-type="string" calcext:value-type="string">
            <text:p>Enteries page and next page text &gt;not in dark (previous to next page text)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table:style-name="ce3" office:value-type="string" calcext:value-type="string">
            <text:p>Course Id , course name,course Topic,Duration&gt;not show place holder text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table:style-name="ce3" office:value-type="string" calcext:value-type="string">
            <text:p>In Course id ,Course name,coursetopic and duration &gt;accept Special character </text:p>
            <text:p>And accepte more than 25 special characters no limits in characters</text:p>
            <text:p>In fees fiels &gt;no limits in digits</text:p>
            <text:p>Even all fields no limits in character and digit </text:p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office:value-type="string" calcext:value-type="string">
            <text:p>In all modules alimengths are not proper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office:value-type="string" calcext:value-type="string">
            <text:p>Details&gt;course material&gt;add material&gt;add file &gt;title not show place holder text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table:style-name="ce3" office:value-type="string" calcext:value-type="string">
            <text:p>Details&gt;Course material&gt;Add material&gt;If we are add material and then </text:p>
            <text:p>click submit button &gt;not show any add materials&gt;upload error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Add Course</text:p>
          </table:table-cell>
          <table:table-cell table:style-name="ce3" office:value-type="string" calcext:value-type="string">
            <text:p>Details &gt;alimgents not proper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Add Batch </text:p>
          </table:table-cell>
          <table:table-cell office:value-type="string" calcext:value-type="string">
            <text:p>If we do not fill up any details then not show validation on Batch Id, </text:p>
            <text:p>Course,Instructor </text:p>
            <text:p>Batch id&gt;accept special character </text:p>
            <text:p/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Add Batch </text:p>
          </table:table-cell>
          <table:table-cell table:style-name="ce3" office:value-type="string" calcext:value-type="string">
            <text:p>start date nd end date are same &gt;accept same date &gt;also accept </text:p>
            <text:p>One day gap date </text:p>
            <text:p>Course fee&gt;accept (-) digit </text:p>
            <text:p>Batch id,course,Instructor,start date ,end date,course fee&gt;not show place holder text</text:p>
            <text:p/>
          </table:table-cell>
          <table:table-cell office:value-type="string" calcext:value-type="string">
            <text:p>Tr5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Add Batch </text:p>
          </table:table-cell>
          <table:table-cell office:value-type="string" calcext:value-type="string">
            <text:p>In add batch page footer page is not proper </text:p>
          </table:table-cell>
          <table:table-cell office:value-type="string" calcext:value-type="string">
            <text:p>Tr6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Add Batch </text:p>
          </table:table-cell>
          <table:table-cell office:value-type="string" calcext:value-type="string">
            <text:p><text:span text:style-name="T1">All batches&gt;batch details&gt;alignments</text:span> not proper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dd Student </text:p>
          </table:table-cell>
          <table:table-cell office:value-type="string" calcext:value-type="string">
            <text:p>Name,email,passowrd,address,phone&gt;not show place holder text </text:p>
            <text:p>In name and adrees filed &gt;accept special character </text:p>
            <text:p>Password icon(design) not show </text:p>
            <text:p>email&gt;accept invalid email id </text:p>
            <text:p>Accept 5 digit number also </text:p>
            <text:p/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dd Student </text:p>
          </table:table-cell>
          <table:table-cell office:value-type="string" calcext:value-type="string">
            <text:p>In password fill &gt;accept more than 8 digit</text:p>
            <text:p>Without select image &gt;accept all details </text:p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ll Students</text:p>
          </table:table-cell>
          <table:table-cell office:value-type="string" calcext:value-type="string">
            <text:p>Courses and payment list not show 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dd Student </text:p>
          </table:table-cell>
          <table:table-cell office:value-type="string" calcext:value-type="string">
            <text:p>phone number&gt;if we fill – digit&gt;accept (-) digit</text:p>
            <text:p>Without password &gt;all details are fill&gt;accepet and login </text:p>
          </table:table-cell>
          <table:table-cell office:value-type="string" calcext:value-type="string">
            <text:p>Tr7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Instructors</text:p>
          </table:table-cell>
          <table:table-cell office:value-type="string" calcext:value-type="string">
            <text:p>Add Instructor</text:p>
          </table:table-cell>
          <table:table-cell office:value-type="string" calcext:value-type="string">
            <text:p>Name,password,email,addess,phone&gt;place holder text not show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Instructors</text:p>
          </table:table-cell>
          <table:table-cell office:value-type="string" calcext:value-type="string">
            <text:p>Add Instructor</text:p>
          </table:table-cell>
          <table:table-cell office:value-type="string" calcext:value-type="string">
            <text:p>password icon (design)not show</text:p>
            <text:p>Accept phone number&gt;8 didit </text:p>
            <text:p>Name&gt;accept digit and Special character</text:p>
            <text:p>Accept inavalid mail id like only digit </text:p>
            <text:p>password&gt;not show passowrd if we are write</text:p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Instructors</text:p>
          </table:table-cell>
          <table:table-cell office:value-type="string" calcext:value-type="string">
            <text:p>Add Instructor</text:p>
          </table:table-cell>
          <table:table-cell office:value-type="string" calcext:value-type="string">
            <text:p>In options colum &gt;details not show </text:p>
          </table:table-cell>
          <table:table-cell office:value-type="string" calcext:value-type="string">
            <text:p>Tr8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mployees</text:p>
          </table:table-cell>
          <table:table-cell/>
          <table:table-cell office:value-type="string" calcext:value-type="string">
            <text:p>Employee &gt;missing S in employee title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Add Employee</text:p>
          </table:table-cell>
          <table:table-cell table:style-name="ce3" office:value-type="string" calcext:value-type="string">
            <text:p>Name and designation&gt;accepet special character and more than 25 digits and character</text:p>
            <text:p>In designation&gt;accepet digit </text:p>
            <text:p>Phone number&gt;accept – digits and also accepet only 5 digit</text:p>
            <text:p>Accept &gt;invalid mail and password</text:p>
            <text:p/>
            <text:p/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View Routine</text:p>
          </table:table-cell>
          <table:table-cell office:value-type="string" calcext:value-type="string">
            <text:p>Select batch&gt;not show place holder text</text:p>
            <text:p>Without Select batch&gt;aacept view routine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Add Routine</text:p>
          </table:table-cell>
          <table:table-cell table:style-name="ce9" office:value-type="string" calcext:value-type="string">
            <text:p>If we select monday and same time like 4:30 pm to 4:30 pm&gt;accept same time..start to end time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Add Routine</text:p>
          </table:table-cell>
          <table:table-cell office:value-type="string" calcext:value-type="string">
            <text:p>Suggestion Select batch&gt;select batch id</text:p>
            <text:p>Select batch&gt;accept character also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View Attendance</text:p>
          </table:table-cell>
          <table:table-cell office:value-type="string" calcext:value-type="string">
            <text:p><text:span text:style-name="T1">View date wise&gt;alignments</text:span> not proper </text:p>
            <text:p>Footer page &gt;not proper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Add attendance</text:p>
          </table:table-cell>
          <table:table-cell office:value-type="string" calcext:value-type="string">
            <text:p>Next click&gt;Name box not proper </text:p>
          </table:table-cell>
          <table:table-cell office:value-type="string" calcext:value-type="string">
            <text:p>Tr9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Staff Attendance</text:p>
          </table:table-cell>
          <table:table-cell office:value-type="string" calcext:value-type="string">
            <text:p>Click attendance report&gt;Alignments not proper</text:p>
          </table:table-cell>
          <table:table-cell office:value-type="string" calcext:value-type="string">
            <text:p>Tr10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dd payments</text:p>
          </table:table-cell>
          <table:table-cell office:value-type="string" calcext:value-type="string">
            <text:p>Click add payments button&gt;not show Add payment view</text:p>
          </table:table-cell>
          <table:table-cell office:value-type="string" calcext:value-type="string">
            <text:p>Tr11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dd payments</text:p>
          </table:table-cell>
          <table:table-cell office:value-type="string" calcext:value-type="string">
            <text:p>without Select batch and select student&gt;accept details not show validation</text:p>
            <text:p>accept&gt;amount and discount field 0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not show expenses text in drawer box</text:p>
            <text:p/>
          </table:table-cell>
          <table:table-cell office:value-type="string" calcext:value-type="string">
            <text:p>Tr12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dd Expenses</text:p>
          </table:table-cell>
          <table:table-cell office:value-type="string" calcext:value-type="string">
            <text:p>Amount&gt;Accept&gt;(-) digit and no limits in digit &gt;more than 25 digit accept</text:p>
            <text:p>In all modules alignments not proper</text:p>
          </table:table-cell>
          <table:table-cell/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Task menu not open</text:p>
          </table:table-cell>
          <table:table-cell office:value-type="string" calcext:value-type="string">
            <text:p>Tr13.png</text:p>
          </table:table-cell>
          <table:table-cell table:style-name="ce4" office:value-type="date" office:date-value="2022-09-22" calcext:value-type="date">
            <text:p>22/09/22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0:00:21.931506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0:16:29.031989715</meta:creation-date>
    <meta:generator>LibreOffice/6.4.7.2$Linux_X86_64 LibreOffice_project/40$Build-2</meta:generator>
    <dc:date>2022-09-26T12:48:47.063209893</dc:date>
    <meta:editing-duration>PT5H27M49S</meta:editing-duration>
    <meta:editing-cycles>11</meta:editing-cycles>
    <meta:document-statistic meta:table-count="1" meta:cell-count="229" meta:object-count="0"/>
  </office:meta>
</office:document-meta>
</file>